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justify" draw:textarea-vertical-align="middle" draw:auto-grow-height="false" fo:min-height="1.25cm" fo:min-width="3.2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justify" draw:textarea-vertical-align="middle" draw:auto-grow-height="false" fo:min-height="1.434cm" fo:min-width="2.79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justify" draw:textarea-vertical-align="middle" draw:auto-grow-height="false" fo:min-height="1.25cm" fo:min-width="3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vertical-align="middl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justify" draw:textarea-vertical-align="middle" draw:auto-grow-height="false" fo:min-height="1cm" fo:min-width="2.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vertical-align="middle" loext:decorative="false"/>
    </style:style>
    <style:style style:name="gr7" style:family="graphic" style:parent-style-name="Object_20_with_20_no_20_fill_20_and_20_no_20_line">
      <style:graphic-properties draw:textarea-horizontal-align="justify" draw:textarea-vertical-align="middle" draw:auto-grow-height="false" fo:min-height="1cm" fo:min-width="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style:font-size-asian="26pt" style:font-size-complex="2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5" draw:id="id5" draw:layer="layout" svg:width="3.75cm" svg:height="1.5cm" svg:x="20cm" svg:y="1.75cm">
          <text:p text:style-name="P1"><text:span text:style-name="T1">Exce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292cm" svg:height="1.684cm" svg:x="0.5cm" svg:y="2.553cm">
          <text:p text:style-name="P1"><text:span text:style-name="T1">Necessi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cm" svg:height="1.5cm" svg:x="6cm" svg:y="1.75cm">
          <text:p text:style-name="P1"><text:span text:style-name="T1">Ler arquivo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104cm" svg:x1="3.792cm" svg:y1="3.395cm" svg:x2="6cm" svg:y2="2.5cm" draw:start-shape="id1" draw:start-glue-point="1" draw:end-shape="id2" draw:end-glue-point="3" svg:d="M3792 3395h1208v-895h1000" svg:viewBox="0 0 2209 896">
          <text:p text:style-name="P1"><text:span text:style-name="T1"/></text:p>
        </draw:connector>
        <draw:custom-shape draw:style-name="gr3" draw:text-style-name="P2" xml:id="id3" draw:id="id3" draw:layer="layout" svg:width="4cm" svg:height="1.5cm" svg:x="6cm" svg:y="3.75cm">
          <text:p text:style-name="P1"><text:span text:style-name="T1">Escrever arquivo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104cm" svg:x1="3.792cm" svg:y1="3.395cm" svg:x2="6cm" svg:y2="4.5cm" draw:start-shape="id1" draw:start-glue-point="1" draw:end-shape="id3" draw:end-glue-point="3" svg:d="M3792 3395h1208v1105h1000" svg:viewBox="0 0 2209 1106">
          <text:p text:style-name="P1"><text:span text:style-name="T1"/></text:p>
        </draw:connector>
        <draw:custom-shape draw:style-name="gr5" draw:text-style-name="P2" xml:id="id4" draw:id="id4" draw:layer="layout" svg:width="6cm" svg:height="2.5cm" svg:x="12.25cm" svg:y="1.25cm">
          <text:p text:style-name="P1"><text:span text:style-name="T1">Arquivo exis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4cm" svg:height="1.5cm" svg:x="6cm" svg:y="10cm">
          <text:p text:style-name="P1"><text:span text:style-name="T1">Escrever no arquivo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2.25cm" svg:y1="2.5cm" svg:x2="10cm" svg:y2="2.5cm" draw:start-shape="id4" draw:start-glue-point="5" draw:end-shape="id2" draw:end-glue-point="1" svg:d="M12250 2500h-2250" svg:viewBox="0 0 2251 1">
          <text:p/>
        </draw:connector>
        <draw:connector draw:style-name="gr4" draw:text-style-name="P1" draw:layer="layout" svg:x1="18.25cm" svg:y1="2.5cm" svg:x2="20cm" svg:y2="2.5cm" draw:start-shape="id4" draw:start-glue-point="7" draw:end-shape="id5" draw:end-glue-point="3" svg:d="M18250 2500h1750" svg:viewBox="0 0 1751 1">
          <text:p text:style-name="P1">Não</text:p>
          <text:p text:style-name="P1"/>
        </draw:connector>
        <draw:custom-shape draw:style-name="gr3" draw:text-style-name="P2" xml:id="id10" draw:id="id10" draw:layer="layout" svg:width="4cm" svg:height="1.5cm" svg:x="13.25cm" svg:y="4.75cm">
          <text:p text:style-name="P1"><text:span text:style-name="T1">l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5cm" svg:height="2.5cm" svg:x="5.5cm" svg:y="6cm">
          <text:p text:style-name="P1"><text:span text:style-name="T1">Arquivo exis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8cm" svg:y1="6cm" svg:x2="8cm" svg:y2="5.25cm" draw:start-shape="id6" draw:start-glue-point="4" draw:end-shape="id3" draw:end-glue-point="2" svg:d="M8000 6000v-750" svg:viewBox="0 0 1 751">
          <text:p text:style-name="P1"><text:span text:style-name="T2"/></text:p>
        </draw:connector>
        <draw:custom-shape draw:style-name="gr3" draw:text-style-name="P2" xml:id="id7" draw:id="id7" draw:layer="layout" svg:width="4cm" svg:height="1.5cm" svg:x="0.5cm" svg:y="6.5cm">
          <text:p text:style-name="P1"><text:span text:style-name="T1">Criar arquiv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5cm" svg:y1="7.25cm" svg:x2="4.5cm" svg:y2="7.25cm" draw:end-shape="id7" draw:end-glue-point="1" svg:d="M5500 7250h-1000" svg:viewBox="0 0 1001 1">
          <text:p text:style-name="P1">Não</text:p>
          <text:p text:style-name="P1"/>
        </draw:connector>
        <draw:connector draw:style-name="gr4" draw:text-style-name="P1" draw:layer="layout" svg:x1="8cm" svg:y1="8.5cm" svg:x2="8cm" svg:y2="10cm" draw:start-shape="id6" draw:start-glue-point="6" draw:end-shape="id8" draw:end-glue-point="0" svg:d="M8000 8500v1500" svg:viewBox="0 0 1 1501">
          <text:p text:style-name="P1"><text:tab/>Sim</text:p>
        </draw:connector>
        <draw:custom-shape draw:style-name="gr3" draw:text-style-name="P2" xml:id="id9" draw:id="id9" draw:layer="layout" svg:width="4cm" svg:height="1.5cm" svg:x="0.5cm" svg:y="10cm">
          <text:p text:style-name="P1"><text:span text:style-name="T1">Validação do nome do arqu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2.5cm" svg:y1="8cm" svg:x2="2.5cm" svg:y2="10cm" draw:start-shape="id7" draw:start-glue-point="2" draw:end-shape="id9" draw:end-glue-point="0" svg:d="M2500 8000v2000" svg:viewBox="0 0 1 2001">
          <text:p/>
        </draw:connector>
        <draw:connector draw:style-name="gr4" draw:text-style-name="P1" draw:layer="layout" svg:x1="15.25cm" svg:y1="3.75cm" svg:x2="15.25cm" svg:y2="4.75cm" draw:start-shape="id4" draw:start-glue-point="6" draw:end-shape="id10" draw:end-glue-point="0" svg:d="M15250 3750v1000" svg:viewBox="0 0 1 1001">
          <text:p text:style-name="P1"><text:tab/>Sim</text:p>
        </draw:connector>
        <draw:line draw:style-name="gr4" draw:text-style-name="P1" draw:layer="layout" svg:x1="11cm" svg:y1="19cm" svg:x2="11cm" svg:y2="7cm">
          <text:p text:style-name="P1"/>
        </draw:line>
        <draw:line draw:style-name="gr10" draw:text-style-name="P4" draw:layer="layout" svg:x1="11cm" svg:y1="7cm" svg:x2="28cm" svg:y2="7cm">
          <text:p/>
        </draw:line>
        <draw:frame draw:style-name="gr11" draw:text-style-name="P5" draw:layer="layout" svg:width="3cm" svg:height="0.962cm" svg:x="12cm" svg:y="8cm">
          <draw:text-box>
            <text:p><text:span text:style-name="T3">Classes</text:span></text:p>
          </draw:text-box>
        </draw:frame>
        <draw:custom-shape draw:style-name="gr3" draw:text-style-name="P2" draw:layer="layout" svg:width="4cm" svg:height="1.5cm" svg:x="11.75cm" svg:y="10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5cm" svg:height="1.5cm" svg:x="17.25cm" svg:y="10cm">
          <text:p text:style-name="P1"><text:span text:style-name="T1">ArchciveNameValid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Pontas_20_das_20_setas_20_5" draw:display-name="Pontas das setas 5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loext:stroke-complex-color loext:theme-type="dark1" loext:color-type="theme"/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1cm" draw:marker-start-width="0.22cm" draw:marker-end-width="0.22cm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ot_20__28_Rounded_29_" svg:stroke-width="0.01cm" svg:stroke-color="#000000" draw:marker-start-width="0.23cm" draw:marker-end-width="0.23cm" svg:stroke-linecap="round" draw:fill="solid" draw:fill-color="#ffffff" draw:fill-gradient-name="Gradient_20_1" draw:fill-hatch-name="Red_20_90_20_Degrees_20_Crossed_20_1" draw:fill-image-name="Bitmap_20_1">
        <loext:stroke-complex-color loext:theme-type="dark1" loext:color-type="theme"/>
      </style:graphic-properties>
      <style:paragraph-properties fo:line-height="100%" loext:tab-stop-distance="0cm">
        <style:tab-stops/>
      </style:paragraph-properties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30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5T13:19:46.660500286</meta:creation-date>
    <dc:date>2025-06-05T14:47:25.697997510</dc:date>
    <meta:editing-duration>PT6M20S</meta:editing-duration>
    <meta:editing-cycles>1</meta:editing-cycles>
    <meta:document-statistic meta:object-count="24"/>
    <meta:generator>LibreOffice/25.2.3.2$Linux_X86_64 LibreOffice_project/520$Build-2</meta:generator>
  </office:meta>
</office:document-meta>
</file>